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Heading">
      <style:text-properties style:font-name="Ari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 PREZENTACJI NA WEWNĘTRZNY USTNY EGZAMIN MATURALNY</text:p>
      <text:p text:style-name="P4"><text:span text:style-name="T1">Z JĘZYKA POLSKIEGO W ROKU SZKOLNYM 2006/2007</text:span> </text:p>
      <text:p text:style-name="Standard"/>
      <text:p text:style-name="P1">Magdalena Barańska, klasa 3d</text:p>
      <text:p text:style-name="P1">Temat: Różne oblicza władców. Porównaj wybrane portrety w oparciu o teksty dramatyczne.</text:p>
      <text:p text:style-name="P1">Literatura podmiotu:</text:p>
      <text:p text:style-name="P1">Kochanowski Jan, Odprawa posłów greckich, Zakład Narodowy im. Ossolińskich, Wrocław 1985.</text:p>
      <text:p text:style-name="P1">Machiavelli Niccolo, Książę (fragmenty), [w:] Mrowcewicz Krzysztof, Przeszłość to dziś, Wydawnictwo STENTOR, Warszawa 2004, s. 54-56.</text:p>
      <text:p text:style-name="P1">Shakespeare William, Makbet, Wydawnictwo Łódzkie, Biblioteka Lektur Szkolnych, Łódź 1976.</text:p>
      <text:list xml:id="list250013961" text:style-name="L1">
        <text:list-item>
          <text:p text:style-name="P2"><text:span text:style-name="T2">Sofokles, Antygona, Krajowa Agencja Wydawnicza Rzeszów, Rzeszów 1990.</text:span></text:p>
        </text:list-item>
      </text:list>
      <text:p text:style-name="P1">Literatura przedmiotu:</text:p>
      <text:p text:style-name="P1">Komorowski Jarosław, Makbet Williama Shakespeare'a, WSiP, Biblioteka Analiz Literackich, Warszawa 1989, s. 52-57.</text:p>
      <text:list xml:id="list3227825175" text:style-name="L2">
        <text:list-item>
          <text:p text:style-name="P3"><text:span text:style-name="T2">Kotarski Edward, Odprawa posłów greckich Jana Kochanowskiego, Państwowe Zakłady Wydawnictw Szkolnych, Biblioteka Analiz Literackich, Warszawa 1969, s.40-48.</text:span></text:p>
        </text:list-item>
      </text:list>
      <text:p text:style-name="P1">Ryś Anna, Antygona Sofoklesa, Wydawnictwo Marek Rożak, Gdańsk 1994, s. 29- 42.</text:p>
      <text:p text:style-name="P1">Ramowy plan wypowiedzi:</text:p>
      <text:p text:style-name="P1">Wstęp</text:p>
      <text:p text:style-name="P1">Rozważania dotyczące* osób sprawujących władzę oraz* sposobów rządzenia.</text:p>
      <text:p text:style-name="P1">"Ksiażę" Niccolo Machiavellego jako punkt odniesienia do analizy postępowania przedstawionych bohaterów – władców.</text:p>
      <text:p text:style-name="P1">Kolejność prezentowanych argumentów (treści)</text:p>
      <text:p text:style-name="P1">Krytyka władcy niesprawiedliwego, nieudolnego i ulegającego wpływom osób (król Priam) oraz krytyka egoistycznego, kierującego się prywatą, a nie troską o losy ojczyzny księcia (Aleksander) w "Odprawie posłów greckich".</text:p>
      <text:p text:style-name="P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P1">Zróżnicowanie* oceny postępowania Kreona jako:</text:p>
      <text:p text:style-name="P1">władcy – tyrana i despoty surowo egzekwującego wydane prawa i rozkazy,</text:p>
      <text:p text:style-name="P1">władcy konsekwentnego, bezkompromisowego, pozbawionego prywaty, kierującego się interesami i obowiązkami państwa.</text:p>
      <text:p text:style-name="P1">Sylwetka bezwzględnego Makbeta – władcy zbrodniarza zaślepionego namiętnością władzy, ale bezustannego borykającego się z wyrzutami sumienia:</text:p>
      <text:p text:style-name="P1">tragizm postaci Makbeta – władca ukazany jako marionetka ludzkich namiętności, motyw życia – teatru.</text:p>
      <text:p text:style-name="P1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P1">Materiały pomocnicze</text:p>
      <text:p text:style-name="P1">kartka z cytatami,</text:p>
      <text:p text:style-name="P1">prezentacja multimedialna.</text:p>
      <text:p text:style-name="P1"/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27.395250567</meta:creation-date>
    <dc:date>2017-10-23T09:27:25.875507243</dc:date>
    <meta:editing-duration>PT8M19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07" meta:character-count="2580" meta:non-whitespace-character-count="2300"/>
  </office:meta>
</office:document-meta>
</file>